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1cm" draw:fill-color="#000000"/>
    </style:style>
    <style:style style:name="gr2" style:family="graphic" style:parent-style-name="standard">
      <style:graphic-properties svg:stroke-width="0.001cm" svg:stroke-color="#000000" draw:fill="none" draw:fill-color="#ffffff" fo:padding-top="-0.049cm" fo:padding-bottom="-0.049cm" fo:padding-left="-0.049cm" fo:padding-right="-0.049cm"/>
    </style:style>
    <style:style style:name="gr3" style:family="graphic" style:parent-style-name="standard">
      <style:graphic-properties draw:stroke="none" svg:stroke-width="0.001cm" draw:fill-color="#111111"/>
    </style:style>
    <style:style style:name="gr4" style:family="graphic" style:parent-style-name="standard">
      <style:graphic-properties draw:stroke="none" svg:stroke-width="0.001cm" draw:fill-color="#f1d7b8"/>
    </style:style>
    <style:style style:name="gr5" style:family="graphic" style:parent-style-name="standard">
      <style:graphic-properties svg:stroke-width="0.18cm" svg:stroke-color="#000000" draw:fill="none" draw:fill-color="#ffffff" fo:padding-top="0.04cm" fo:padding-bottom="0.04cm" fo:padding-left="0.04cm" fo:padding-right="0.04cm"/>
    </style:style>
    <style:style style:name="gr6" style:family="graphic" style:parent-style-name="standard">
      <style:graphic-properties draw:stroke="none" svg:stroke-width="0.1cm" draw:fill-color="#000000"/>
    </style:style>
    <style:style style:name="gr7" style:family="graphic" style:parent-style-name="standard">
      <style:graphic-properties draw:stroke="none" svg:stroke-width="0.16cm" draw:fill-color="#f1d7b8"/>
    </style:style>
    <style:style style:name="gr8" style:family="graphic" style:parent-style-name="standard">
      <style:graphic-properties svg:stroke-width="0.1cm" svg:stroke-color="#000000" draw:fill="none" draw:fill-color="#ffffff"/>
    </style:style>
    <style:style style:name="gr9" style:family="graphic" style:parent-style-name="standard">
      <style:graphic-properties draw:stroke="none" svg:stroke-width="0.069cm" draw:fill-color="#f1d7b8"/>
    </style:style>
    <style:style style:name="gr10" style:family="graphic" style:parent-style-name="standard">
      <style:graphic-properties svg:stroke-width="0.029cm" svg:stroke-color="#000000" draw:fill="none" draw:fill-color="#ffffff" fo:padding-top="-0.035cm" fo:padding-bottom="-0.035cm" fo:padding-left="-0.035cm" fo:padding-right="-0.035cm"/>
    </style:style>
  </office:automatic-styles>
  <office:body>
    <office:drawing>
      <draw:page draw:name="page1" draw:style-name="dp1" draw:master-page-name="Default">
        <draw:g>
          <draw:glue-point draw:id="4" svg:x="-0.038cm" svg:y="-5cm"/>
          <draw:glue-point draw:id="5" svg:x="-0.824cm" svg:y="5cm"/>
          <draw:glue-point draw:id="6" svg:x="-5cm" svg:y="-0.71cm"/>
          <draw:glue-point draw:id="7" svg:x="5cm" svg:y="-0.81cm"/>
          <draw:glue-point draw:id="8" svg:x="-0.216cm" svg:y="-5cm"/>
          <draw:polygon draw:style-name="gr1" draw:layer="layout" svg:width="0.129cm" svg:height="0.317cm" svg:x="0.087cm" svg:y="0.893cm" svg:viewBox="0 0 130 318" draw:points="0,0 130,0 130,318 0,318">
            <text:p/>
          </draw:polygon>
          <draw:polygon draw:style-name="gr2" draw:layer="layout" svg:width="0.129cm" svg:height="0.317cm" svg:x="0.087cm" svg:y="0.893cm" svg:viewBox="0 0 130 318" draw:points="0,0 130,0 130,318 0,318">
            <text:p/>
          </draw:polygon>
          <draw:polygon draw:style-name="gr1" draw:layer="layout" svg:width="0.129cm" svg:height="0.317cm" svg:x="1.181cm" svg:y="0.893cm" svg:viewBox="0 0 130 318" draw:points="0,0 130,0 130,318 0,318">
            <text:p/>
          </draw:polygon>
          <draw:polygon draw:style-name="gr2" draw:layer="layout" svg:width="0.129cm" svg:height="0.317cm" svg:x="1.181cm" svg:y="0.893cm" svg:viewBox="0 0 130 318" draw:points="0,0 130,0 130,318 0,318">
            <text:p/>
          </draw:polygon>
          <draw:polygon draw:style-name="gr3" draw:layer="layout" svg:width="0.259cm" svg:height="0.303cm" svg:x="1.181cm" svg:y="0.878cm" svg:viewBox="0 0 260 304" draw:points="14,14 57,72 86,72 115,86 129,101 144,101 158,72 173,0 260,29 260,57 245,86 245,116 230,130 187,173 144,231 86,304 0,304">
            <text:p/>
          </draw:polygon>
          <draw:polygon draw:style-name="gr3" draw:layer="layout" svg:width="0.259cm" svg:height="0.303cm" svg:x="1.181cm" svg:y="0.878cm" svg:viewBox="0 0 260 304" draw:points="14,14 57,72 86,72 115,86 129,101 144,101 158,72 173,0 260,29 260,57 245,86 245,116 230,130 187,173 144,231 86,304 0,304">
            <text:p/>
          </draw:polygon>
          <draw:polygon draw:style-name="gr4" draw:layer="layout" svg:width="0.187cm" svg:height="0.619cm" svg:x="1.037cm" svg:y="0.735cm" svg:viewBox="0 0 188 620" draw:points="0,0 188,0 188,620 0,620">
            <text:p/>
          </draw:polygon>
          <draw:polygon draw:style-name="gr2" draw:layer="layout" svg:width="0.187cm" svg:height="0.619cm" svg:x="1.037cm" svg:y="0.735cm" svg:viewBox="0 0 188 620" draw:points="0,0 188,0 188,620 0,620">
            <text:p/>
          </draw:polygon>
          <draw:polyline draw:style-name="gr5" draw:layer="layout" svg:width="1.439cm" svg:height="0.919cm" svg:x="0cm" svg:y="0cm" svg:viewBox="0 0 1440 920" draw:points="1440,908 1438,862 1435,817 1431,771 1425,727 1417,683 1407,639 1396,596 1382,554 1367,512 1351,472 1333,432 1313,394 1292,357 1269,322 1246,288 1221,255 1193,224 1167,196 1138,168 1108,143 1077,119 1045,98 1012,78 980,60 945,45 911,32 876,21 840,12 805,6 769,2 732,0 697,0 661,3 624,7 589,14 554,24 519,35 485,49 451,65 418,83 385,103 354,125 323,149 294,175 265,202 238,232 211,264 187,296 163,331 141,367 120,405 101,443 83,482 67,523 53,565 40,607 28,650 19,695 12,739 6,783 2,829 0,874 0,920">
            <text:p/>
          </draw:polyline>
          <draw:polygon draw:style-name="gr6" draw:layer="layout" svg:width="0.273cm" svg:height="0.403cm" svg:x="0cm" svg:y="0.878cm" svg:viewBox="0 0 274 404" draw:points="231,0 187,14 158,57 130,57 115,57 86,43 86,0 0,0 0,57 0,86 14,115 28,144 72,173 115,216 130,390 158,404 202,303 274,303">
            <text:p/>
          </draw:polygon>
          <draw:polygon draw:style-name="gr7" draw:layer="layout" svg:width="0.187cm" svg:height="0.619cm" svg:x="0.173cm" svg:y="0.735cm" svg:viewBox="0 0 188 620" draw:points="0,0 188,0 188,620 0,620">
            <text:p/>
          </draw:polygon>
          <draw:polygon draw:style-name="gr2" draw:layer="layout" svg:width="0.187cm" svg:height="0.619cm" svg:x="0.173cm" svg:y="0.735cm" svg:viewBox="0 0 188 620" draw:points="0,0 188,0 188,620 0,620">
            <text:p/>
          </draw:polygon>
          <draw:polyline draw:style-name="gr8" draw:layer="layout" svg:width="0.423cm" svg:height="0.769cm" svg:x="0.13cm" svg:y="1.194cm" svg:viewBox="0 0 424 770" draw:points="0,0 1,45 4,90 9,135 16,179 26,223 38,266 52,309 67,351 84,391 104,431 125,470 148,507 172,543 199,578 227,610 257,642 287,671 320,698 353,724 388,747 424,770">
            <text:p/>
          </draw:polyline>
          <draw:polygon draw:style-name="gr9" draw:layer="layout" svg:width="0.201cm" svg:height="0.201cm" svg:x="0.432cm" svg:y="1.799cm" svg:viewBox="0 0 202 202" draw:points="202,101 202,96 201,90 200,85 199,80 198,75 197,70 195,66 193,61 191,56 189,52 186,47 183,43 180,39 177,35 174,31 170,27 167,24 162,20 158,18 154,15 149,12 145,10 140,8 135,6 130,4 126,3 120,2 116,1 111,0 105,0 100,0 96,0 90,0 85,1 80,2 75,3 71,4 66,6 60,8 56,10 51,12 47,15 43,18 39,20 34,24 31,27 27,31 24,35 20,39 18,43 15,47 12,52 9,56 7,61 6,66 4,70 3,75 2,80 0,85 0,90 0,96 0,101 0,105 0,111 0,116 2,121 3,126 4,131 6,135 7,140 9,145 12,149 15,154 18,158 20,162 24,166 27,170 31,174 34,177 39,181 43,183 47,186 51,189 56,191 60,193 66,195 71,197 75,198 80,199 85,200 90,201 96,202 100,202 105,202 111,201 116,200 120,199 126,198 130,197 135,195 140,193 145,191 149,189 154,186 158,183 162,181 167,177 170,174 174,170 177,166 180,162 183,158 186,154 189,149 191,145 193,140 195,135 197,131 198,126 199,121 200,116 201,111 202,105">
            <text:p/>
          </draw:polygon>
          <draw:polygon draw:style-name="gr10" draw:layer="layout" svg:width="0.201cm" svg:height="0.201cm" svg:x="0.418cm" svg:y="1.785cm" svg:viewBox="0 0 202 202" draw:points="202,100 202,95 201,90 201,85 199,80 199,75 197,70 195,65 194,60 191,56 189,51 186,47 183,42 181,38 178,34 174,31 170,27 167,24 163,20 159,17 154,14 150,11 145,9 140,7 135,6 130,3 125,3 121,1 116,0 111,0 105,0 101,0 96,0 90,0 85,0 80,1 76,3 71,3 66,6 61,7 56,9 51,11 47,14 43,17 39,20 34,24 31,27 27,31 24,34 21,38 18,42 14,47 12,51 10,56 8,60 6,65 3,70 3,75 2,80 0,85 0,90 0,95 0,100 0,105 0,110 0,115 2,120 3,125 3,130 6,135 8,140 10,144 12,149 14,154 18,158 21,162 24,166 27,169 31,174 34,177 39,180 43,183 47,186 51,189 56,191 61,193 66,195 71,197 76,198 80,199 85,200 90,201 96,202 101,202 105,202 111,201 116,200 121,199 125,198 130,197 135,195 140,193 145,191 150,189 154,186 159,183 163,180 167,177 170,174 174,169 178,166 181,162 183,158 186,154 189,149 191,144 194,140 195,135 197,130 199,125 199,120 201,115 201,110 202,105">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Headphones</dc:title>
    <meta:creation-date>2011-02-07T16:48:00</meta:creation-date>
    <meta:editing-duration>P0D</meta:editing-duration>
    <meta:editing-cycles>1</meta:editing-cycles>
    <meta:document-statistic meta:object-count="16"/>
    <meta:generator>OpenOffice.org/3.3$Linux OpenOffice.org_project/330m20$Build-9567</meta:generator>
  </office:meta>
</office:document-meta>
</file>